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bingHi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bingHint.StubbingHint( String te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ubbingHint.appendLine( Object ... ele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